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fo:letter-spacing="normal" fo:font-style="normal" fo:font-weight="normal" officeooo:paragraph-rsid="001329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id":2990440,</text:p>
      <text:p text:style-name="P1">"name":"Nice",</text:p>
      <text:p text:style-name="P1">"latitude":43.70313,</text:p>
      <text:p text:style-name="P1">"longitude":7.26608,</text:p>
      <text:p text:style-name="P1">"elevation":25.0,</text:p>
      <text:p text:style-name="P1">"feature_code":"PPLA2",</text:p>
      <text:p text:style-name="P1">"country_code":"FR",</text:p>
      <text:p text:style-name="P1">"admin1_id":2985244,</text:p>
      <text:p text:style-name="P1">"admin2_id":3038049,</text:p>
      <text:p text:style-name="P1">"admin3_id":2990439,</text:p>
      <text:p text:style-name="P1">"admin4_id":6454924,</text:p>
      <text:p text:style-name="P1">"timezone":"Europe/Paris",</text:p>
      <text:p text:style-name="P1">"population":338620,</text:p>
      <text:p text:style-name="P1">"postcodes":["06100","06000","06200","06300","06001 CEDEX 1","06002 CEDEX 1","06003 CEDEX 1","06004 CEDEX 1","06005 CEDEX 1","06006 CEDEX 1","06007 CEDEX 1","06008 CEDEX 1","06009 CEDEX 1","06010 CEDEX 1","06011 CEDEX 1","06012 CEDEX 1","06013 CEDEX 1","06016 CEDEX 1","06033 CEDEX 1","06044 CEDEX 1","06045 CEDEX 1","06046 CEDEX 1","06047 CEDEX 1","06048 CEDEX 1","06049 CEDEX 1","06050 CEDEX 1","06053 CEDEX 1","06071 CEDEX 1","06073 CEDEX 1","06078 CEDEX 1","06079 CEDEX 1","06082 CEDEX 1","06083 CEDEX 1","06084 CEDEX 1","06085 CEDEX 1","06099 CEDEX 1","06101 CEDEX 2","06102 CEDEX 2","06103 CEDEX 2","06105 CEDEX 2","06106 CEDEX 2","06107 CEDEX 2","06108 CEDEX 2","06109 CEDEX 2","06170 CEDEX 2","06171 CEDEX 2","06172 CEDEX 2","06173 CEDEX 2","06175 CEDEX 2","06177 CEDEX 2","06180 CEDEX 2","06181 CEDEX 2","06184 CEDEX 2","06185 CEDEX 2","06189 CEDEX 2","06201 CEDEX 3","06202 CEDEX 3","06203 CEDEX 3","06204 CEDEX 3","06205 CEDEX 3","06206 CEDEX 3","06209 CEDEX 3","06281 CEDEX 3","06282 CEDEX 3","06283 CEDEX 3","06284 CEDEX 3","06286 CEDEX 3","06287 CEDEX 3","06288 CEDEX 3","06289 CEDEX 3","06290 CEDEX 3","06292 CEDEX 3","06293 CEDEX 3","06294 CEDEX 3","06295 CEDEX 3","06299 CEDEX 3","06301 CEDEX 4","06302 CEDEX 4","06303 CEDEX 4","06304 CEDEX 4","06305 CEDEX 4","06306 CEDEX 4","06309 CEDEX 4","06352 CEDEX 4","06353 CEDEX 4","06354 CEDEX 4","06357 CEDEX 4","06358 CEDEX 4","06359 CEDEX 4","06364 CEDEX 4","06369 CEDEX 4","06666 CEDEX 9","06825 CEDEX 9","06826 CEDEX 9","06829 CEDEX 9","06831 CEDEX 9","06833 CEDEX 9","06032 CEDEX 1","06034 CEDEX 1","06035 CEDEX 1","06036 CEDEX 1","06182 CEDEX 2","06183 CEDEX 2","06186 CEDEX 2","06187 CEDEX 2"],</text:p>
      <text:p text:style-name="P1">"country_id":3017382,</text:p>
      <text:p text:style-name="P1">"country":"France",</text:p>
      <text:p text:style-name="P1">"admin1":"Provence-Alpes-Côte d'Azur",</text:p>
      <text:p text:style-name="P1">"admin2":"Alpes-Maritimes",</text:p>
      <text:p text:style-name="P1">"admin3":"Arrondissement de Nice",</text:p>
      <text:p text:style-name="P1"><text:soft-page-break/>"admin4":"Nice"</text:p>
      <text:p text:style-name="P1"/>
      <text:p text:style-name="P1">},{"id":5376959,"name":"Nice","latitude":39.12323,"longitude":-122.84833,"elevation":415.0,"feature_code":"PPL","country_code":"US","admin1_id":5332921,"admin2_id":5364466,"timezone":"America/Los_Angeles","population":2731,"postcodes":["95464"],"country_id":6252001,"country":"United States","admin1":"California","admin2":"Lake"},{"id":782187,"name":"Niçë","latitude":40.815,"longitude":20.56806,"elevation":1081.0,"feature_code":"PPL","country_code":"AL","timezone":"Europe/Tirane","country_id":783754,"country":"Albania"},{"id":2990435,"name":"Nicey","latitude":47.86217,"longitude":4.3154,"elevation":213.0,"feature_code":"PPL","country_code":"FR","admin1_id":11071619,"admin2_id":3023423,"admin3_id":2992952,"admin4_id":6428776,"timezone":"Europe/Paris","population":137,"postcodes":["21330"],"country_id":3017382,"country":"France","admin1":"Bourgogne-Franche-Comté","admin2":"Cote d'Or","admin3":"Arrondissement de Montbard","admin4":"Nicey"},{"id":8980230,"name":"Nicei","latitude":44.19798,"longitude":8.25035,"elevation":431.0,"feature_code":"PPL","country_code":"IT","admin1_id":3174725,"admin3_id":6542442,"timezone":"Europe/Rome","population":14,"country_id":3175395,"country":"Italy","admin1":"Liguria","admin3":"Magliolo"},{"id":2990434,"name":"Nicey","latitude":48.14202,"longitude":4.20358,"elevation":152.0,"feature_code":"PPL","country_code":"FR","admin1_id":11071622,"admin2_id":3036420,"admin3_id":2971548,"admin4_id":6426544,"timezone":"Europe/Paris","country_id":3017382,"country":"France","admin1":"Grand Est","admin2":"Aube","admin3":"Arrondissement de Troyes","admin4":"Rumilly-lès-Vaudes"},{"id":4165995,"name":"Niceville","latitude":30.51686,"longitude":-86.48217,"elevation":11.0,"feature_code":"PPL","country_code":"US","admin1_id":4155751,"admin2_id":4166818,"timezone":"America/Chicago","population":14714,"postcodes":["32578","32588"],"country_id":6252001,"country":"United States","admin1":"Florida","admin2":"Okaloosa"},{"id":3172271,"name":"Nicelli","latitude":44.69361,"longitude":9.49704,"elevation":1070.0,"feature_code":"PPL","country_code":"IT","admin1_id":3177401,"admin3_id":6538412,"timezone":"Europe/Rome","population":50,"country_id":3175395,"country":"Italy","admin1":"Emilia-Romagna","admin3":"Farini"},{"id":2990433,"name":"Nicey-sur-Aire","latitude":48.88581,"longitude":5.33796,"elevation":261.0,"feature_code":"PPL","country_code":"FR","admin1_id":11071622,"admin2_id":2994106,"admin3_id":3024085,"admin4_id":6437142,"timezone":"Europe/Paris","population":116,"postcodes":["55260"],"country_id":3017382,"country":"France","admin1":"Grand Est","admin2":"Meuse","admin3":"Arrondissement de Commercy","admin4":"Nicey-sur-Aire"},{"id":4776099,"name":"Nicewood","latitude":37.10904,"longitude":-76.53384,"elevation":7.0,"feature_code":"PPL","country_code":"US","admin1_id":6254928,"admin2_id":4776037,"timezone":"America/New_York","country_id":6252001,"country":"United States","admin1":"Virginia","admin2":"Newport News"}],"generationtime_ms":0.53298473}</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7T14:17:08.468000000</meta:creation-date>
    <dc:date>2023-02-17T14:20:00.561000000</dc:date>
    <meta:editing-duration>PT2M52S</meta:editing-duration>
    <meta:editing-cycles>1</meta:editing-cycles>
    <meta:document-statistic meta:table-count="0" meta:image-count="0" meta:object-count="0" meta:page-count="2" meta:paragraph-count="22" meta:word-count="240" meta:character-count="5084" meta:non-whitespace-character-count="4866"/>
    <meta:generator>LibreOffice/7.4.3.2$Windows_X86_64 LibreOffice_project/1048a8393ae2eeec98dff31b5c133c5f1d08b890</meta:generator>
  </office:meta>
</office:document-meta>
</file>